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314.96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285.59pt"/>
    </style:style>
    <style:style style:name="co12" style:family="table-column">
      <style:table-column-properties fo:break-before="auto" style:column-width="47.85pt"/>
    </style:style>
    <style:style style:name="co13" style:family="table-column">
      <style:table-column-properties fo:break-before="auto" style:column-width="287.89pt"/>
    </style:style>
    <style:style style:name="co14" style:family="table-column">
      <style:table-column-properties fo:break-before="auto" style:column-width="237.74pt"/>
    </style:style>
    <style:style style:name="co15" style:family="table-column">
      <style:table-column-properties fo:break-before="auto" style:column-width="15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fo:color="#8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pise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|ci +1 Sila|ci +2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|ci +max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|ci +max Stamina|Muzes rozebrat|na 3 jidla</text:p>
          </table:table-cell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j 3|misto|jednoho velkeho</text:p>
          </table:table-cell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s rozebrat|na 3 male</text:p>
          </table:table-cell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|nebo|+max Stamina</text:p>
          </table:table-cell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|a +1 Sil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hrani pred|2 zranenim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na|hleda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|Utok 1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|Utok 3 Zvuk 1|Zadarmo 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1 Zvuk 1|Zadarmo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2 Zvuk 0|Za Jidlo 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3 Zvuk 1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0|Bez munic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|Utok 4 Zvuk 3+1|Jednorazov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3 Zvuk 0|Za Jidlo 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4 Zvuk 2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|Utok 4 Zvuk 2|Bez Munice</text:p>
          </table:table-cell>
          <table:table-cell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1" table:number-columns-repeated="5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1 Parkovani|aut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lokovane dvere|2 akce Inv|na odblokovani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arkovani|aut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rucene|kola ci motorky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Zablokovane dvere|2 akce Inv|na odblokovani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zovatka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2" table:number-columns-repeated="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</text:p>
          </table:table-cell>
          <table:table-cell table:formula="of:=[.A23]*[.G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2 Jidla navic</text:p>
          </table:table-cell>
          <table:table-cell table:formula="of:=[.A24]*[.G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lokovane dvere|1 akce Inv|na odblokovani</text:p>
          </table:table-cell>
          <table:table-cell table:formula="of:=[.A25]*[.G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met navic</text:p>
          </table:table-cell>
          <table:table-cell table:formula="of:=[.A26]*[.G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formula="of:=[.A27]*[.G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an navic|Naboje zadarmo</text:p>
          </table:table-cell>
          <table:table-cell table:formula="of:=[.A28]*[.G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navic|Naboje zadarmo</text:p>
          </table:table-cell>
          <table:table-cell table:formula="of:=[.A29]*[.G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zadarmo</text:p>
          </table:table-cell>
          <table:table-cell table:formula="of:=[.A30]*[.G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navic</text:p>
          </table:table-cell>
          <table:table-cell table:formula="of:=[.A31]*[.G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 navic</text:p>
          </table:table-cell>
          <table:table-cell table:formula="of:=[.A32]*[.G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3]*[.G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4]*[.G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G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G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G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G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7"/>
          <table:table-cell table:formula="of:=SUM([.I23:.I38])" office:value-type="float" office:value="26" calcext:value-type="float">
            <text:p>26</text:p>
          </table:table-cell>
          <table:table-cell table:formula="of:=SUM(['Simple - Budovy'.J23:.J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z|specialni ak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Lecb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dno Kolo</text:p>
          </table:table-cell>
          <table:table-cell office:value-type="string" calcext:value-type="string">
            <text:p>-1 Hlasitost</text:p>
          </table:table-cell>
          <table:table-cell office:value-type="string" calcext:value-type="string">
            <text:p>Migrace nepratel</text:p>
          </table:table-cell>
          <table:table-cell office:value-type="string" calcext:value-type="string">
            <text:p>Hod na 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Odehrani Akci</text:p>
          </table:table-cell>
          <table:table-cell office:value-type="string" calcext:value-type="string">
            <text:p>Protiutok nepra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Udalost</text:p>
          </table:table-cell>
          <table:table-cell office:value-type="string" calcext:value-type="string">
            <text:p>1 - Pred</text:p>
          </table:table-cell>
          <table:table-cell office:value-type="string" calcext:value-type="string">
            <text:p>2 - Za</text:p>
          </table:table-cell>
          <table:table-cell office:value-type="string" calcext:value-type="string">
            <text:p>3 - UP</text:p>
          </table:table-cell>
          <table:table-cell office:value-type="string" calcext:value-type="string">
            <text:p>4 - DOWN</text:p>
          </table:table-cell>
          <table:table-cell office:value-type="string" calcext:value-type="string">
            <text:p>5 - BOSS</text:p>
          </table:table-cell>
          <table:table-cell office:value-type="string" calcext:value-type="string">
            <text:p>6 - Ka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ilna Obluda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ilna Obluda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ilna Obluda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epre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za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Na miste|+3 Hlasitost|zabije obludy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Navic za kazdou|akci utok|2 Jidla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Navic za kazdou|akci utok|2 Jidl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Obludy neuto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Obludy neutoci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string" calcext:value-type="string">
            <text:p>Otrava|Zabira 1 misto|inventa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raneni|Zabira 1 misto|inventare</text:p>
          </table:table-cell>
          <table:table-cell table:number-columns-repeated="4"/>
        </table:table-row>
      </table:table>
      <table:table table:name="Simple - Nepritel" table:style-name="ta1">
        <table:table-column table:style-name="co1" table:number-columns-repeated="6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3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unita|na zbrane|velikosti 0 a 1</text:p>
          </table:table-cell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3:22:40.453668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1-31T15:14:35.152463339</dc:date>
    <meta:editing-duration>P1DT10H28M7S</meta:editing-duration>
    <meta:editing-cycles>95</meta:editing-cycles>
    <meta:generator>LibreOffice/5.1.6.2$Linux_X86_64 LibreOffice_project/10m0$Build-2</meta:generator>
    <meta:document-statistic meta:table-count="16" meta:cell-count="2486" meta:object-count="0"/>
  </office:meta>
</office:document-meta>
</file>